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enSen" svg:font-family="BenSen" style:font-pitch="variable"/>
    <style:font-face style:name="Charukola Unicode" svg:font-family="'Charukola Unicod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kosh" svg:font-family="Nikosh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laimanLipi" svg:font-family="SolaimanLipi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kosh" officeooo:rsid="0004fb6c" officeooo:paragraph-rsid="0004fb6c"/>
    </style:style>
    <style:style style:name="P2" style:family="paragraph" style:parent-style-name="Standard">
      <style:paragraph-properties fo:text-align="center" style:justify-single-word="false"/>
      <style:text-properties style:font-name="Nikosh" fo:font-size="40pt" officeooo:rsid="0004fb6c" officeooo:paragraph-rsid="0008adbe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SolaimanLipi" fo:font-size="36pt" officeooo:rsid="0004fb6c" officeooo:paragraph-rsid="0008adbe" style:font-size-asian="36pt" style:font-name-complex="SolaimanLipi" style:font-size-complex="36pt"/>
    </style:style>
    <style:style style:name="P4" style:family="paragraph" style:parent-style-name="Standard">
      <style:paragraph-properties fo:text-align="start" style:justify-single-word="false"/>
      <style:text-properties style:font-name="SolaimanLipi" fo:font-size="22pt" officeooo:rsid="0004fb6c" officeooo:paragraph-rsid="0004fb6c" style:font-size-asian="22pt" style:font-name-complex="SolaimanLipi" style:font-size-complex="22pt"/>
    </style:style>
    <style:style style:name="T1" style:family="text">
      <style:text-properties style:font-name-complex="Nikosh"/>
    </style:style>
    <style:style style:name="T2" style:family="text">
      <style:text-properties fo:font-size="22pt" style:font-size-asian="22pt" style:font-name-complex="Nikosh" style:font-size-complex="2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নাটুয়ারপাড়ার সাধারণ শিক্ষার্থীদের পক্ষ থেকে নাটুয়ারপাড়া-মেঘাই ঘাট সংস্কারের দাবিসমূহ</text:p>
      <text:p text:style-name="P2"><text:span text:style-name="T1"><text:s/></text:span></text:p>
      <text:p text:style-name="P1"/>
      <text:p text:style-name="P4">(১) ফার্স্ট ট্রিপ ফজরের আজানের ১৫ মিনিট পর ছাড়তে হবে।</text:p>
      <text:p text:style-name="P4">(২) প্রতি নৌকায় ৩০ জনের বেশি যাত্রী নেওয়া যাবে না।</text:p>
      <text:p text:style-name="P4">(৩) সকল যাত্রীর থেকে ভাড়া আদায় করতে হবে।</text:p>
      <text:p text:style-name="P4">(৪) নৌকায় যাত্রীদের বসার সিট এবং নৌকায় ছই থাকতে হবে।</text:p>
      <text:p text:style-name="P4">(৫) ৪০ কেজির কম মালের জন্য কোনো ভাড়া নেওয়া যাবে না।</text:p>
      <text:p text:style-name="P4">(৬) স্পিডবোটের যাত্রীদের কাছ থেকে নৌকার জন্য অতিরিক্ত ভাড়া কেটে রাখা যাবে না। </text:p>
      <text:p text:style-name="P4">(৭) জীবন রক্ষাকারী সরঞ্জাম টিউব অথবা লাইফ জ্যাকেট রাখতে হবে।</text:p>
      <text:p text:style-name="P4">(৮) ৩০ জন হলেই নৌকা ছেড়ে দিতে হবে এবং পরের নৌকায় ৩০ জনের কম হলেও ১ ঘণ্টা পর অবশ্যই ছেড়ে দিতে হবে। অতিরিক্ত যাত্রীর আশায় ঘন্টার পর ঘন্টা বসে থাকা যাবে না।</text:p>
      <text:p text:style-name="P4">(৯) লাস্ট ট্রিপের পর এশার আজানের সাথে সাথে একটি অতিরিক্ত ট্রিপ রাখতে হবে। ঐ ট্রিপে জনপ্রতি প্রচলিত ভাড়ার দ্বিগুণ ভাড়া আদায় করা যাবে।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enSen" svg:font-family="BenSen" style:font-pitch="variable"/>
    <style:font-face style:name="Charukola Unicode" svg:font-family="'Charukola Unicod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kosh" svg:font-family="Nikosh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laimanLipi" svg:font-family="SolaimanLipi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23:24:38.476345426</meta:creation-date>
    <dc:date>2024-08-07T23:55:07.691757376</dc:date>
    <meta:editing-duration>PT20M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36" meta:character-count="505" meta:non-whitespace-character-count="376"/>
  </office:meta>
</office:document-meta>
</file>